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8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list-style-name="LFO9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list-style-name="LFO9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10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10" style:family="paragraph"/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list-style-name="LFO11" style:family="paragraph"/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list-style-name="LFO11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list-style-name="LFO2" style:family="paragraph"/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list-style-name="LFO2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P45" style:parent-style-name="Normal" style:list-style-name="LFO3" style:family="paragraph"/>
    <style:style style:name="T46" style:parent-style-name="Policepardéfaut" style:family="text">
      <style:text-properties fo:font-weight="bold" style:font-weight-asian="bold" style:font-weight-complex="bold"/>
    </style:style>
    <style:style style:name="P47" style:parent-style-name="Normal" style:list-style-name="LFO3" style:family="paragraph"/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list-style-name="LFO4" style:family="paragraph"/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list-style-name="LFO4" style:family="paragraph"/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list-style-name="LFO6" style:family="paragraph"/>
    <style:style style:name="T72" style:parent-style-name="Policepardéfaut" style:family="text">
      <style:text-properties fo:font-weight="bold" style:font-weight-asian="bold" style:font-weight-complex="bold"/>
    </style:style>
    <style:style style:name="P73" style:parent-style-name="Normal" style:list-style-name="LFO6" style:family="paragraph"/>
    <style:style style:name="T74" style:parent-style-name="Policepardéfaut" style:family="text">
      <style:text-properties fo:font-weight="bold" style:font-weight-asian="bold" style:font-weight-complex="bold"/>
    </style:style>
    <style:style style:name="P75" style:parent-style-name="Normal" style:list-style-name="LFO6" style:family="paragraph"/>
    <style:style style:name="T76" style:parent-style-name="Policepardéfaut" style:family="text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list-style-name="LFO7" style:family="paragraph"/>
    <style:style style:name="T79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Rapport d'Itération – Projet Application de Gestion de Tâches</text:p>
      <text:p text:style-name="P2"/>
      <text:p text:style-name="P3"><text:span text:style-name="T4">Projet : Application de Gestion de Tâches</text:span><text:line-break/><text:span text:style-name="T5">Itération : 6</text:span><text:line-break/><text:span text:style-name="T6">Groupe :<text:s/></text:span><text:span text:style-name="T7">Marchal Enzo, Nacime Laghezali, Cabot Matthieu, Vincent Julien</text:span><text:line-break/><text:span text:style-name="T8">Date :<text:s/></text:span><text:span text:style-name="T9">08/01/2026</text:span></text:p>
      <text:p text:style-name="P10">1. Objectif de l'itération</text:p>
      <text:p text:style-name="Normal">Cette sixième et dernière itération n'avait pas pour but d'ajouter de nouvelles fonctionnalités majeures, mais d’avoir une application 100% fonctionnelle<text:s/>et de produire les<text:s/><text:span text:style-name="T11">documents</text:span><text:span text:style-name="T12"><text:s/>finaux</text:span>.</text:p>
      <text:p text:style-name="Normal">Notre priorité a été la résolution des bugs résiduels identifiés lors de l'itération 5 (notamment sur le GANTT et le Drag &amp; Drop complexe) afin d'avoir une démonstration impeccable pour la soutenance. Une grande partie du temps a également été consacrée à la rédaction du<text:s/><text:span text:style-name="T13">Rapport Final</text:span><text:s/>et à la<text:s/>réalisation de diagramme<text:s/>(Diagrammes de classes complets, Séquences, Graphe de scène) pour documenter nos choix d'architecture.</text:p>
      <text:p text:style-name="P14">2. Tâches réalisées et Correctifs</text:p>
      <text:p text:style-name="Normal">Le travail s'est divisé entre le "nettoyage" du code et la production documentaire :</text:p>
      <text:p text:style-name="Normal"><text:span text:style-name="T15">Optimisation des réorganisations</text:span></text:p>
      <text:list text:style-name="LFO8" text:continue-numbering="true">
        <text:list-item>
          <text:p text:style-name="P16"><text:span text:style-name="T17">Amélioration :</text:span><text:s/>La manipulation des tâches hiérarchiques a été fluidifiée. Il n'est plus nécessaire de "sortir" une tâche de son parent pour la déplacer vers une autre sous-tâche. Le déplacement direct (re-parenting) est supporté et la réorganisation des tâches mères se fait dynamiquement.</text:p>
        </text:list-item>
      </text:list>
      <text:p text:style-name="Normal"><text:span text:style-name="T18">Logique de déplacement (Prévention des cycles)</text:span></text:p>
      <text:list text:style-name="LFO9" text:continue-numbering="true">
        <text:list-item>
          <text:p text:style-name="P19"><text:span text:style-name="T20">Problème :</text:span><text:s/>Il était possible de glisser une "Tâche Mère" à l'intérieur de sa propre "Tâche Fille", ce qui créait une boucle logique et faisait disparaître les tâches de l'arborescence.</text:p>
        </text:list-item>
        <text:list-item>
          <text:p text:style-name="P21"><text:span text:style-name="T22">Correction :</text:span><text:s/>Implémentation d'une règle de blocage : le système détecte si la cible du déplacement est un enfant de la tâche déplacée et interdit l'action (le Drag &amp; Drop est annulé).</text:p>
        </text:list-item>
      </text:list>
      <text:p text:style-name="P23"/>
      <text:p text:style-name="P24"/>
      <text:soft-page-break/>
      <text:p text:style-name="Normal"><text:span text:style-name="T25">Gestion des Sous-sous-tâches (Profondeur)</text:span></text:p>
      <text:list text:style-name="LFO10" text:continue-numbering="true">
        <text:list-item>
          <text:p text:style-name="P26"><text:span text:style-name="T27">Problème :</text:span><text:s/>Les tâches de niveau 3 (sous-sous-tâches) disparaissaient parfois de l'affichage ou de la base après manipulation.</text:p>
        </text:list-item>
        <text:list-item>
          <text:p text:style-name="P28"><text:span text:style-name="T29">Correction :</text:span><text:s/>Le mécanisme de récupération récursive (Pattern Composite) a été revu pour assurer que toute la descendance d'une tâche soit correctement chargée et affichée, peu importe la profondeur.</text:p>
        </text:list-item>
      </text:list>
      <text:p text:style-name="Normal"><text:span text:style-name="T30">Stabilisation de la Vue Liste (Drag &amp; Drop et Dates)</text:span></text:p>
      <text:list text:style-name="LFO11" text:continue-numbering="true">
        <text:list-item>
          <text:p text:style-name="P31"><text:span text:style-name="T32">Problème :</text:span><text:s/>Lors d'un Drag &amp; Drop en Vue Liste, la date de début de la tâche était modifiée involontairement. De plus, l'ajout et la suppression de tâches étaient instables dans cette vue.</text:p>
        </text:list-item>
        <text:list-item>
          <text:p text:style-name="P33"><text:span text:style-name="T34">Correction :</text:span><text:s/>Nous avons corrigé le contrôleur de la Vue Liste. Le déplacement ne corrompt plus les métadonnées (dates) et les opérations d'ajout/suppression sont désormais fonctionnelles et synchronisées avec le modèle.</text:p>
        </text:list-item>
      </text:list>
      <text:p text:style-name="P35"/>
      <text:p text:style-name="Normal"><text:span text:style-name="T36">Production du Dossier de Conception (Diagrammes)</text:span></text:p>
      <text:list text:style-name="LFO2" text:continue-numbering="true">
        <text:list-item>
          <text:p text:style-name="P37"><text:span text:style-name="T38">Objectif :</text:span><text:s/>Fournir une<text:s/>documentation<text:s/>complète de l'application finale.</text:p>
        </text:list-item>
        <text:list-item>
          <text:p text:style-name="P39"><text:span text:style-name="T40">Action :</text:span><text:s/>Réalisation du<text:s/><text:span text:style-name="T41">Diagramme de Classes</text:span><text:s/>final (incluant toutes les vues et patterns), des<text:s/><text:span text:style-name="T42">Diagrammes de Séquence</text:span><text:s/>et du<text:s/><text:span text:style-name="T43">Graphe de Scène</text:span><text:s/>JavaFX.</text:p>
        </text:list-item>
      </text:list>
      <text:p text:style-name="Normal"><text:span text:style-name="T44">Préparation de la Soutenance</text:span></text:p>
      <text:list text:style-name="LFO3" text:continue-numbering="true">
        <text:list-item>
          <text:p text:style-name="P45"><text:span text:style-name="T46">Objectif :</text:span><text:s/>Structurer la présentation orale et la démonstration.</text:p>
        </text:list-item>
        <text:list-item>
          <text:p text:style-name="P47"><text:span text:style-name="T48">Action :</text:span><text:s/>Création du diaporama.</text:p>
        </text:list-item>
      </text:list>
      <text:p text:style-name="Normal"><text:span text:style-name="T49">Rédaction du Rapport Final</text:span></text:p>
      <text:list text:style-name="LFO4" text:continue-numbering="true">
        <text:list-item>
          <text:p text:style-name="P50"><text:span text:style-name="T51">Objectif :</text:span><text:s/>Synthétiser les 6 itérations et les choix techniques.</text:p>
        </text:list-item>
        <text:list-item>
          <text:p text:style-name="P52"><text:span text:style-name="T53">Action :</text:span><text:s/>Compilation des rapports précédents, explication des<text:s/>choix de conception<text:s/>et bilan du projet.</text:p>
        </text:list-item>
      </text:list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3. Diagramme de classes et choix de conception</text:p>
      <text:p text:style-name="Normal">Pour ce rendu final, nous avons mis l'accent sur la clarté des diagrammes pour prouver la robustesse de notre architecture.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4. Bilan du Projet</text:p>
      <text:p text:style-name="Normal">Au terme de ces 6 itérations, le bilan est très positif. Nous avons réussi à :</text:p>
      <text:list text:style-name="LFO6" text:continue-numbering="true">
        <text:list-item>
          <text:p text:style-name="P71"><text:span text:style-name="T72">Respecter le cahier des charges :</text:span><text:s/>L'application permet de gérer des projets, des tâches, des sous-tâches, avec persistance des données.</text:p>
        </text:list-item>
        <text:list-item>
          <text:p text:style-name="P73"><text:span text:style-name="T74">Aller plus loin :</text:span><text:s/>Ajout de la Vue GANTT et du système d'Archives<text:s/></text:p>
        </text:list-item>
        <text:list-item>
          <text:p text:style-name="P75"><text:span text:style-name="T76">Maîtriser l'architecture :</text:span><text:s/>L'utilisation stricte des patrons de conception (MVC, DAO, Observer, Composite, Decorator) a rendu le code maintenable et a facilité le travail en groupe sans trop de conflits de fusion.</text:p>
        </text:list-item>
      </text:list>
      <text:p text:style-name="Normal">L'application est aujourd'hui fonctionnelle, et prête à être présentée.</text:p>
      <text:p text:style-name="Normal"/>
      <text:p text:style-name="P77">5. Difficultés rencontrées sur la fin</text:p>
      <text:list text:style-name="LFO7" text:continue-numbering="true">
        <text:list-item>
          <text:p text:style-name="P78"><text:span text:style-name="T79">La chasse aux bugs :</text:span><text:s/>En corrigeant le Drag &amp; Drop pour l'itération 5, nous avions cassé involontairement la sélection multiple dans la Vue Liste. Il a fallu refaire des tests de régression complets sur toutes les vue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cime Laghezali</meta:initial-creator>
    <dc:creator>Nacime Laghezali</dc:creator>
    <meta:creation-date>2026-01-08T07:58:00Z</meta:creation-date>
    <dc:date>2026-01-08T08:17:00Z</dc:date>
    <meta:template xlink:href="Normal.dotm" xlink:type="simple"/>
    <meta:editing-cycles>1</meta:editing-cycles>
    <meta:editing-duration>PT1140S</meta:editing-duration>
    <meta:document-statistic meta:page-count="3" meta:paragraph-count="8" meta:word-count="639" meta:character-count="4149" meta:row-count="29" meta:non-whitespace-character-count="3518"/>
  </office:meta>
</office:document-meta>
</file>